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25236"/>
    </style:style>
    <style:style style:name="P2" style:family="paragraph" style:parent-style-name="Heading_20_1">
      <style:text-properties officeooo:paragraph-rsid="001ed747"/>
    </style:style>
    <style:style style:name="P3" style:family="paragraph" style:parent-style-name="Preformatted_20_Text">
      <style:paragraph-properties fo:margin-top="0.1in" fo:margin-bottom="0in" loext:contextual-spacing="false"/>
      <style:text-properties style:font-name="Liberation Sans1" officeooo:rsid="001eb832" officeooo:paragraph-rsid="00166a3c"/>
    </style:style>
    <style:style style:name="P4" style:family="paragraph" style:parent-style-name="Preformatted_20_Text">
      <style:paragraph-properties fo:margin-top="0.1in" fo:margin-bottom="0in" loext:contextual-spacing="false"/>
      <style:text-properties style:font-name="Liberation Sans1" fo:font-size="11pt" officeooo:rsid="00090287" officeooo:paragraph-rsid="00166a3c" style:font-size-asian="11pt" style:font-size-complex="11pt"/>
    </style:style>
    <style:style style:name="P5" style:family="paragraph" style:parent-style-name="Title">
      <style:paragraph-properties fo:break-before="page"/>
    </style:style>
    <style:style style:name="T1" style:family="text">
      <style:text-properties officeooo:rsid="000d1f20"/>
    </style:style>
    <style:style style:name="T2" style:family="text">
      <style:text-properties officeooo:rsid="000f09af"/>
    </style:style>
    <style:style style:name="T3" style:family="text">
      <style:text-properties officeooo:rsid="00102996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865fc"/>
    </style:style>
    <style:style style:name="T6" style:family="text">
      <style:text-properties style:text-position="super 58%" officeooo:rsid="001cab92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officeooo:rsid="001ad108"/>
    </style:style>
    <style:style style:name="T10" style:family="text">
      <style:text-properties officeooo:rsid="001cab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ho, What, Why, and How About Spiritual Portraits</text:p>
      <text:p text:style-name="Title">All About Spiritual Portraits</text:p>
      <text:p text:style-name="Title">How and Why You Might Want to See Your Personality</text:p>
      <text:p text:style-name="Title">Visualizing Personalities for Dummies</text:p>
      <text:p text:style-name="Title"/>
      <text:p text:style-name="Title">T<text:span text:style-name="T1">he Why, What, Who, and How Book About Spiritual Portraits</text:span></text:p>
      <text:p text:style-name="Title"/>
      <text:p text:style-name="Title">Why Would You Want a Spiritual Portrait?</text:p>
      <text:p text:style-name="P3"><text:span text:style-name="T3">Copyright</text:span> Tom W. Hartung, 201<text:span text:style-name="T2">9</text:span>. <text:s/><text:span text:style-name="T3">All Rights Reserved.</text:span></text:p>
      <text:p text:style-name="P4"/>
      <text:p text:style-name="Title"/>
      <text:p text:style-name="P5">Preface: It's Really Quite Simple</text:p>
      <text:p text:style-name="Text_20_body">The thought of visualizing a personality sounds strange at first, but it's really quite simple.</text:p>
      <text:h text:style-name="Heading_20_1" text:outline-level="1">Observations and Choices</text:h>
      <text:p text:style-name="Text_20_body">Every living thing is constantly:</text:p>
      <text:p text:style-name="Text_20_body">- Observing: perceiving, gathering and assimilating information, and</text:p>
      <text:p text:style-name="Text_20_body">- Doing things: making decisions based on our observations - and observing the results</text:p>
      <text:p text:style-name="Text_20_body">Even when we are going through the motions on a typical day, even when dreaming, we are either observing or doing something - or both.</text:p>
      <text:p text:style-name="Text_20_body">Sometimes - such as when we are using muscle memory and on automatic pilot – we can even be doing both at the same time!</text:p>
      <text:h text:style-name="Heading_20_1" text:outline-level="1">Preferences Happen</text:h>
      <text:p text:style-name="Text_20_body">Every living thing - animals and more recently even some machines – has a preference for either observing or doing something.</text:p>
      <text:p text:style-name="Text_20_body">This preference may be subconscious, and it **may be great or slight.**</text:p>
      <text:p text:style-name="Text_20_body">To create a spiritual portrait I combine a person's preference for observing or choosing with a few other, similar preferences into what I call a "Groja[footnote]".</text:p>
      <text:h text:style-name="Heading_20_1" text:outline-level="1">Abstract Personalities, Abstract Images</text:h>
      <text:p text:style-name="Text_20_body">[**Image** here???]</text:p>
      <text:p text:style-name="Text_20_body">Personalities are abstract - an idea we get about people whom we get to know. <text:s/>Preferences are an abstraction - generalizations based on multiple instances - based on the observations and decisions made over the course of a lifetime.</text:p>
      <text:p text:style-name="Text_20_body"/>
      <text:p text:style-name="Text_20_body">Visualizing a personality based on a person's preferences requires using an abstract image.</text:p>
      <text:p text:style-name="Text_20_body">It's really just that simple!</text:p>
      <text:p text:style-name="Text_20_body"><text:soft-page-break/></text:p>
      <text:p text:style-name="P5">Chapter 1: Introduction</text:p>
      <text:p text:style-name="Text_20_body">[**Image** - one of my self-portraits here.]</text:p>
      <text:p text:style-name="Text_20_body">Hi, my name is Tom Hartung and I tend to prefer observing to deciding.</text:p>
      <text:p text:style-name="Text_20_body">So it's only natural for me to ask a lot of questions. <text:s/>Here are a handful that I am thinking about right now:</text:p>
      <text:p text:style-name="Text_20_body"/>
      <text:p text:style-name="Text_20_body">How well do you know yourself?</text:p>
      <text:p text:style-name="Text_20_body">Do you ever wonder why other people aren't more like you?</text:p>
      <text:p text:style-name="Text_20_body">Could your relationships be better?</text:p>
      <text:p text:style-name="Text_20_body">Do you ever wonder where other people are coming from?</text:p>
      <text:p text:style-name="Text_20_body">Would you like to know why some people just rub you the wrong way, right from the start?</text:p>
      <text:p text:style-name="Text_20_body">Could your team work better together?</text:p>
      <text:p text:style-name="Text_20_body">Are you as happy as you could be?</text:p>
      <text:p text:style-name="Text_20_body">Do you go through life without direction, just responding to things, like flotsam?</text:p>
      <text:p text:style-name="Text_20_body"/>
      <text:p text:style-name="Text_20_body">The next section explains how having an image of your personality - something I call a <text:span text:style-name="T7">spiritual portrait</text:span> or <text:span text:style-name="T7">Groja</text:span><text:span text:style-name="T4">[</text:span><text:span text:style-name="T5">1</text:span><text:span text:style-name="T4">]</text:span> - can help answer these questions.</text:p>
      <text:p text:style-name="Text_20_body"/>
      <text:p text:style-name="P5">Chapter 2: Why Someone Would Want an Image of Their Personality</text:p>
      <text:p text:style-name="Text_20_body"/>
      <text:p text:style-name="Text_20_body">[This section must address **all** questions in the previous section.]</text:p>
      <text:p text:style-name="Text_20_body"/>
      <text:p text:style-name="Text_20_body">The fact that we are all going to die is a big reason you might want to get your spiritual portrait! <text:s/>These images also offer insight into your person</text:p>
      <text:p text:style-name="Text_20_body">ality and how you relate to other people, both real and fictional.</text:p>
      <text:p text:style-name="Text_20_body">Spiritual portraits can also provide a framework for better mindfulness, help you identify the type of work you are best suited for, and give you inst</text:p>
      <text:p text:style-name="Text_20_body">ant feedback on the strength of your preferences.</text:p>
      <text:h text:style-name="Heading_20_1" text:outline-level="1">Death - Yours and Mine</text:h>
      <text:p text:style-name="Text_20_body">[**Image** - the blurred one with the question marks on groja.com here.]</text:p>
      <text:p text:style-name="Text_20_body"/>
      <text:p text:style-name="Text_20_body">If <text:span text:style-name="T8">you</text:span> die without getting your spiritual portrait, no one will ever know what it looks like.</text:p>
      <text:p text:style-name="Text_20_body">These portraits are based on the answers to a questionnaire, and you cannot answer the questions when you are dead. <text:s/>Someone else could answer them for you, but <text:span text:style-name="T8">their answers will never be as accurate as yours.</text:span></text:p>
      <text:p text:style-name="Text_20_body">The result will at best be only an imitation, not the real thing.</text:p>
      <text:p text:style-name="Text_20_body">A<text:span text:style-name="T9">nother thing to consider is,</text:span> if <text:span text:style-name="T8">I</text:span> die before you get your spiritual portrait, it will be only an imitation, not the real thing.</text:p>
      <text:p text:style-name="Text_20_body">I have been drawing personalities like this for over forty years. <text:s/>When I am gone, someone <text:span text:style-name="T8">might</text:span> take an interest in this project and they <text:span text:style-name="T8">might</text:span> be able to replicate my process, but I am the only person who can create the real thing.</text:p>
      <text:p text:style-name="Text_20_body">[**Key point**]</text:p>
      <text:p text:style-name="Text_20_body"><text:soft-page-break/>The best way to get the most accurate image of your personality is for me to make your spiritual portrait while we are both still alive.</text:p>
      <text:p text:style-name="Text_20_body"/>
      <text:h text:style-name="Heading_20_1" text:outline-level="1">Insight Into Yourself and <text:span text:style-name="T9">O</text:span>thers</text:h>
      <text:p text:style-name="Text_20_body">As we go through life, all of us are of necessity expressing these preferences, and demonstrating the resultant personality traits in our daily actions. <text:s/>And many of us are already subconsciously processing this information, to varying degrees.</text:p>
      <text:p text:style-name="Text_20_body">Spiritual portraits make these invisible personality traits visible. <text:s/>This means having your spiritual portrait allows you to better understand:</text:p>
      <text:p text:style-name="Text_20_body"/>
      <text:p text:style-name="Text_20_body">Why we do the things we do</text:p>
      <text:p text:style-name="Text_20_body">Where others are coming from</text:p>
      <text:p text:style-name="Text_20_body">Why we relate better to some people - both real and fictional - than to others</text:p>
      <text:p text:style-name="Text_20_body">What can cause difficulties we have with some types of people to happen again and again</text:p>
      <text:p text:style-name="Text_20_body"/>
      <text:p text:style-name="Text_20_body">[**Key point**]</text:p>
      <text:p text:style-name="Text_20_body">People are aware of their preferences to varying degrees. <text:s/>Regardless of how well you know yourself, being able to visualize your personal preferences in a Groja<text:span text:style-name="T4">[</text:span><text:span text:style-name="T6">1</text:span><text:span text:style-name="T4">]</text:span> is incredibly enlightening.</text:p>
      <text:h text:style-name="Heading_20_1" text:outline-level="1">Too Busy - or Afraid of the Unknown?</text:h>
      <text:p text:style-name="Text_20_body">My spiritual portraits are reasonably priced, so what do you have to lose?</text:p>
      <text:p text:style-name="Text_20_body">For many people, answering a questionnaire may seem like too much work. <text:s/>It may bring back unpleasant memories of the quizzes, tests, and exams we suffered through in school.</text:p>
      <text:p text:style-name="Text_20_body">For others, I have another theory: some people are afraid of their own subconscious.</text:p>
      <text:h text:style-name="Heading_20_2" text:outline-level="2">Willful, Blissful Ignorance</text:h>
      <text:p text:style-name="Text_20_body">Are you afraid of your own subconscious? <text:s/>Regrettably, I feel some people are.</text:p>
      <text:p text:style-name="Text_20_body"><text:soft-page-break/>Some people just want to go through life naturally. <text:s/>Some may be afraid that seeing their spiritual portrait might reveal a "dark side," or something </text:p>
      <text:p text:style-name="Text_20_body">else they want to keep secret.</text:p>
      <text:p text:style-name="Text_20_body">There is nothing unnatural about a spiritual portrait - it's just an idea I had one day and have only lately decided to pursue.</text:p>
      <text:p text:style-name="Text_20_body">One of my images will never reveal whether you are good or bad - but it can reveal your motivations, which may be subconscious - for being the way you are.</text:p>
      <text:p text:style-name="Text_20_body">[**Key point**]</text:p>
      <text:p text:style-name="Text_20_body">If you prefer to just coast through life, responding instinctively rather than consciously to whatever it throws at you, you will not appreciate having your spiritual portrait.</text:p>
      <text:h text:style-name="Heading_20_1" text:outline-level="1">Mindfulness</text:h>
      <text:p text:style-name="Text_20_body">Bringing unconscious information to the surface in general and mindfulness in particular is becoming increasingly popular - and for a good reason.</text:p>
      <text:p text:style-name="Text_20_body">We now have more options than ever before for how to spend our time more, so it's important to make the best of the limited time we have here.</text:p>
      <text:p text:style-name="Text_20_body">Some people are more aware than others of the power of their perceptions and the impacts of their decisions. <text:s/>This awareness tends to increase as we g</text:p>
      <text:p text:style-name="Text_20_body">et older - particularly if we start being more mindful of our observations and actions - and we feel good about improving ourselves by learning from our mistakes.</text:p>
      <text:p text:style-name="Text_20_body">But mindfulness is not for everyone. <text:s/>Indeed, some people steadfastly refuse to learn from their mistakes, thinking that somehow shows they are weak.</text:p>
      <text:p text:style-name="Text_20_body">[**Key point**]</text:p>
      <text:p text:style-name="Text_20_body">Spiritual portraits can give mindfulness a fresh framework for understanding who we are and how we might improve.</text:p>
      <text:h text:style-name="Heading_20_1" text:outline-level="1">Finding Work That Matches Your Personality</text:h>
      <text:p text:style-name="Text_20_body">Spiritual portraits can help you learn what sort of work you are best suited for. <text:s/>For example, if you are naturally drawn to work that is easily automated, wouldn't you want to know about it?</text:p>
      <text:p text:style-name="Text_20_body"><text:soft-page-break/>But if you take a little time to learn what the questionnaire results and the image means, it will help you identify what type of jobs will be easiest for you.</text:p>
      <text:p text:style-name="Text_20_body">[**Key point**]</text:p>
      <text:p text:style-name="Text_20_body">You can't just input your preferences and have the perfect career pop out, but a little self-knowledge can go a long way when it comes to understanding your strengths and weaknesses.</text:p>
      <text:p text:style-name="Text_20_body"/>
      <text:p text:style-name="Text_20_body"/>
      <text:p text:style-name="Text_20_body">------------ we are here --------------</text:p>
      <text:p text:style-name="Text_20_body"/>
      <text:p text:style-name="Text_20_body"/>
      <text:h text:style-name="Heading_20_1" text:outline-level="1">Chameleons and Extreme Personalities</text:h>
      <text:p text:style-name="Text_20_body">Spiritual portraits reflect not just a person's preferences but also the strength of them.</text:p>
      <text:h text:style-name="Heading_20_2" text:outline-level="2">Chameleons Have Slight Preferences</text:h>
      <text:p text:style-name="Text_20_body">In a minority of people - I call them "chameleonesque" - these tendencies are balanced.</text:p>
      <text:h text:style-name="Heading_20_2" text:outline-level="2">The Hazards of Extreme Personalities</text:h>
      <text:p text:style-name="Text_20_body">[**Image** - of Tywin Lannister here.]</text:p>
      <text:p text:style-name="Text_20_body">[**Image** - of Norm Peterson here.]</text:p>
      <text:p text:style-name="Text_20_body">[**Image** - of Margaret Lanterman here.]</text:p>
      <text:p text:style-name="Text_20_body"/>
      <text:p text:style-name="Text_20_body">People with mild preferences are very different from those with strong preferences - and the images reflect those qualities. <text:s/>In particular, images of personalities with strong preferences show a predominance of a single color, making them visible immediately.</text:p>
      <text:p text:style-name="Text_20_body">In her book **Gifts Differing,** Meyers-Briggs [footnote] repeatedly cautions that a strong supporting function is essential for all personality types.</text:p>
      <text:p text:style-name="Text_20_body"><text:soft-page-break/>For example, some people prey on those who are gullible - those who have a preference for observing rather than doing things. <text:s/>Likewise, someone with a preference for doing things while refusing to consider the consequences or listen to others can be regarded as stubborn.</text:p>
      <text:p text:style-name="Text_20_body">[**Key Point**]</text:p>
      <text:p text:style-name="Text_20_body">The images reflect the strength of the preferences, and strong preferences can make a person vulnerable.</text:p>
      <text:h text:style-name="P2" text:outline-level="1">Learn How to See Past the Surface</text:h>
      <text:p text:style-name="Text_20_body">Drawing personalities has taught me that there is more to people than meets the eye.</text:p>
      <text:p text:style-name="Text_20_body">I've become more attentive and sensitive to what people say and do rather than how they look on the surface.</text:p>
      <text:p text:style-name="Text_20_body"/>
      <text:p text:style-name="Text_20_body"/>
      <text:p text:style-name="P5">Chapter 3: What the Images Represent</text:p>
      <text:p text:style-name="Text_20_body"/>
      <text:p text:style-name="Text_20_body">[Don't go too deep - for details refer them to the How-to.]</text:p>
      <text:p text:style-name="Text_20_body">[It's ok to expand on ideas hinted at in the Prologue, because some people will skip the Prologue entirely.]</text:p>
      <text:p text:style-name="Text_20_body"/>
      <text:h text:style-name="Heading_20_1" text:outline-level="1">What do you do?</text:h>
      <text:p text:style-name="Text_20_body">[Note: it's ok to repeat what's in the Prologue, some people may skip it.]</text:p>
      <text:p text:style-name="Text_20_body"/>
      <text:p text:style-name="Text_20_body">What do you do in your life? <text:s/>No matter who you are, you:</text:p>
      <text:p text:style-name="Text_20_body">Open ourselves to observing things</text:p>
      <text:p text:style-name="Text_20_body">- See, hear, touch, smell, and taste</text:p>
      <text:p text:style-name="Text_20_body"><text:s text:c="2"/>- Even animals and machines can do these things</text:p>
      <text:p text:style-name="Text_20_body">- After awhile, we begin to see patterns and get ideas</text:p>
      <text:p text:style-name="Text_20_body"><text:s text:c="2"/>- In general humans are better at these things than animals and machines</text:p>
      <text:p text:style-name="Text_20_body"/>
      <text:p text:style-name="Text_20_body">Process our observations to make decisions</text:p>
      <text:p text:style-name="Text_20_body">- Many decisions are subconscious: reflexive, instinctive, and habitual</text:p>
      <text:p text:style-name="Text_20_body">- After awhile, we develop a tendency to:</text:p>
      <text:p text:style-name="Text_20_body"><text:s text:c="2"/>- Make logical decisions that are consistent and determined by external circumstances</text:p>
      <text:p text:style-name="Text_20_body"><text:s text:c="2"/>- Make emotional decisions that can vary and are determined by how we feel at the moment</text:p>
      <text:p text:style-name="Text_20_body"><text:soft-page-break/><text:s text:c="2"/>- Consciously consider both alternatives and pick the one best suited to the situation</text:p>
      <text:p text:style-name="Text_20_body"/>
      <text:p text:style-name="Text_20_body">In most people, one of these - observing or deciding - takes precedence. <text:s/>In a minority of people - I call them "chameleonesque" - these tendencies are balanced.</text:p>
      <text:p text:style-name="P1">Finally, people tend to direct their dominant preference either outwardly or inwardly.</text:p>
      <text:h text:style-name="Heading_20_1" text:outline-level="1">What do the images represent?</text:h>
      <text:p text:style-name="Text_20_body">- Introduce what Grojas are:</text:p>
      <text:p text:style-name="Text_20_body"><text:s text:c="2"/>- The images must be abstract because personalities are abstract</text:p>
      <text:p text:style-name="Text_20_body"><text:s text:c="2"/>- They are based on Jungian Achetypes</text:p>
      <text:p text:style-name="Text_20_body"><text:s text:c="4"/>- Myers Briggs codified and commercialized Jung's typology, and adapted his methodology into the popular four-letter type shorthand</text:p>
      <text:p text:style-name="Text_20_body">- What each of the colors represent</text:p>
      <text:p text:style-name="Text_20_body"><text:s text:c="2"/>- Refer to About page on Groja.com, **do not duplicate it**</text:p>
      <text:p text:style-name="Text_20_body"><text:s text:c="4"/>- Possibly refer to Appendix, where there might be more information</text:p>
      <text:p text:style-name="Text_20_body"><text:s text:c="2"/>- Sensing-Yellow versus iNtuition-Blue</text:p>
      <text:p text:style-name="Text_20_body"><text:s text:c="4"/>- Three or more adjectives for each, at least one each positive, neutral, and negative</text:p>
      <text:p text:style-name="Text_20_body"><text:s text:c="4"/>- N vs. S - Perceptions</text:p>
      <text:p text:style-name="Text_20_body"><text:s text:c="6"/>- As different as night and day</text:p>
      <text:p text:style-name="Text_20_body"><text:s text:c="6"/>- The biggest differences between people</text:p>
      <text:p text:style-name="Text_20_body"><text:s text:c="2"/>- Thinking-Green versus Feeling-Red</text:p>
      <text:p text:style-name="Text_20_body"><text:s text:c="4"/>- Three or more adjectives for each, at least one each positive, neutral, and negative</text:p>
      <text:p text:style-name="Text_20_body"><text:s text:c="4"/>- F vs. T - Motivations</text:p>
      <text:p text:style-name="Text_20_body"><text:s text:c="6"/>- Warm vs. Cool</text:p>
      <text:p text:style-name="Text_20_body"><text:s text:c="6"/>- The source of most difficulties between people</text:p>
      <text:p text:style-name="Text_20_body"><text:soft-page-break/>- What the horizontal and vertical lines represent</text:p>
      <text:p text:style-name="Text_20_body"><text:s text:c="2"/>- These images use:</text:p>
      <text:p text:style-name="Text_20_body"><text:s text:c="4"/>- Vertical lines to represent the preference the person directs outwardly</text:p>
      <text:p text:style-name="Text_20_body"><text:s text:c="4"/>- Horizontal lines to represent the preference the person directs inwardly</text:p>
      <text:p text:style-name="Text_20_body"><text:s text:c="2"/>- When the dominant function is directed outwardly, the image contains a long vertical line to the left of the image's center</text:p>
      <text:p text:style-name="Text_20_body"><text:s text:c="4"/>- These are extraverts and it is usually quickly obvious who they are</text:p>
      <text:p text:style-name="Text_20_body"><text:s text:c="2"/>- When the dominant function is directed inwardly, the image contains a long vertical line underneath the image's center</text:p>
      <text:p text:style-name="Text_20_body"><text:s text:c="4"/>- These are introverts and it often takes some time to learn who they are</text:p>
      <text:p text:style-name="Text_20_body"><text:s text:c="2"/>- When a person's preferences are very strong, these lines may get lost, but they are there</text:p>
      <text:p text:style-name="Text_20_body"/>
      <text:p text:style-name="Text_20_body"/>
      <text:p text:style-name="Text_20_body"># Chapter 4: People Who Would Appreciate a Spiritual Portrait the Most</text:p>
      <text:p text:style-name="Text_20_body"/>
      <text:p text:style-name="Text_20_body">How to determine whether you would like to see your Spiritual Portrait.</text:p>
      <text:p text:style-name="Text_20_body"/>
      <text:p text:style-name="Text_20_body">- World's Shortest Personality Quiz - or Something</text:p>
      <text:p text:style-name="Text_20_body"><text:s text:c="2"/>- Instant Personality Quiz?</text:p>
      <text:p text:style-name="Text_20_body"><text:s text:c="2"/>- Two questions, pick where you are on the continuum</text:p>
      <text:p text:style-name="Text_20_body"><text:s text:c="4"/>- Use at least positive, neutral, and negative synonym on each side</text:p>
      <text:p text:style-name="Text_20_body"><text:s text:c="4"/>- Use the colors subtlely in the continuum - a gradient with white in the middle might be nice</text:p>
      <text:p text:style-name="Text_20_body"><text:s text:c="4"/>- S ------- N - where are you, on a scale of 1-10?</text:p>
      <text:p text:style-name="Text_20_body"><text:s text:c="4"/>- T ------- F - where are you, on a scale of 1-10?</text:p>
      <text:p text:style-name="Text_20_body"><text:soft-page-break/><text:s text:c="2"/>- What your score means:</text:p>
      <text:p text:style-name="Text_20_body"><text:s text:c="4"/>- If your score is 10 or more, you will like your spiritual portrait</text:p>
      <text:p text:style-name="Text_20_body"><text:s text:c="6"/>- The higher your score, the better chance you will like it</text:p>
      <text:p text:style-name="Text_20_body"><text:s text:c="4"/>- If your score is less than 10, a spiritual portrait is not for you</text:p>
      <text:p text:style-name="Text_20_body"><text:s text:c="6"/>- The lower your score, the less probability you will like it</text:p>
      <text:p text:style-name="Text_20_body"/>
      <text:p text:style-name="Text_20_body">- How it works</text:p>
      <text:p text:style-name="Text_20_body"><text:s text:c="2"/>- Personality traits and images of personalities are abstract</text:p>
      <text:p text:style-name="Text_20_body"><text:s text:c="4"/>- If you are more N than S,</text:p>
      <text:p text:style-name="Text_20_body"><text:s text:c="4"/>- If you are more Blue than Yellow,</text:p>
      <text:p text:style-name="Text_20_body"><text:s text:c="4"/>- If you prefer ideas to facts,</text:p>
      <text:p text:style-name="Text_20_body"><text:s text:c="4"/>- If you are more comfortable with abstractions than most,</text:p>
      <text:p text:style-name="Text_20_body"><text:s text:c="4"/>- Then you will understand the images more easily</text:p>
      <text:p text:style-name="Text_20_body"><text:s text:c="2"/>- Personality traits and images of personalities are all about people</text:p>
      <text:p text:style-name="Text_20_body"><text:s text:c="4"/>- If you are more F than T,</text:p>
      <text:p text:style-name="Text_20_body"><text:s text:c="4"/>- If you are more Red than Green,</text:p>
      <text:p text:style-name="Text_20_body"><text:s text:c="4"/>- If you prefer emotions to logic,</text:p>
      <text:p text:style-name="Text_20_body"><text:s text:c="4"/>- If you'd rather work with people than things,</text:p>
      <text:p text:style-name="Text_20_body"><text:s text:c="4"/>- Then you will understand the images more easily</text:p>
      <text:p text:style-name="Text_20_body"/>
      <text:p text:style-name="Text_20_body"/>
      <text:p text:style-name="Text_20_body"># Chapter 5: Conclusion - The Pitch</text:p>
      <text:p text:style-name="Text_20_body"/>
      <text:p text:style-name="Text_20_body">**Review Daniel Pink's book before completing this section.**</text:p>
      <text:p text:style-name="Text_20_body"><text:soft-page-break/></text:p>
      <text:p text:style-name="Text_20_body">## Benefits</text:p>
      <text:p text:style-name="Text_20_body"/>
      <text:p text:style-name="Text_20_body">Grojas can help with:</text:p>
      <text:p text:style-name="Text_20_body"/>
      <text:p text:style-name="Text_20_body">- Self-awareness</text:p>
      <text:p text:style-name="Text_20_body">- Relationships - personal &amp; professional teams - explain how briefly</text:p>
      <text:p text:style-name="Text_20_body">- Etc. - review salient points from the Selling Points section.</text:p>
      <text:p text:style-name="Text_20_body"/>
      <text:p text:style-name="Text_20_body">## Pricing</text:p>
      <text:p text:style-name="Text_20_body"/>
      <text:p text:style-name="Text_20_body">Pricing is variable.</text:p>
      <text:p text:style-name="Text_20_body">If you see us running a special offer, you would be wise to take advantage of it.</text:p>
      <text:p text:style-name="Text_20_body"/>
      <text:p text:style-name="Text_20_body">- Increased demand:</text:p>
      <text:p text:style-name="Text_20_body"><text:s text:c="2"/>- May well drive up the price of hand-crafted images</text:p>
      <text:p text:style-name="Text_20_body"><text:s text:c="2"/>- May push me to better automate production, so the price will always be reasonable</text:p>
      <text:p text:style-name="Text_20_body">- Images of similar personalities will look similar, but no two images will never be identical</text:p>
      <text:p text:style-name="Text_20_body"/>
      <text:p text:style-name="Text_20_body"/>
      <text:p text:style-name="Text_20_body"># Appendix: How to Draw a Personality</text:p>
      <text:p text:style-name="Text_20_body"/>
      <text:p text:style-name="Text_20_body">This will be **the definitive, detailed How-to,** to be excerpted from and adapted into articles for posting on social networking sites.</text:p>
      <text:p text:style-name="Text_20_body"><text:soft-page-break/></text:p>
      <text:p text:style-name="Text_20_body">So it's ok to delve into details. <text:s/>Dive away!</text:p>
      <text:p text:style-name="Text_20_body"/>
      <text:p text:style-name="Text_20_body">Consider doing all or portions of this as an infographic - see TODOs below.</text:p>
      <text:p text:style-name="Text_20_body"/>
      <text:p text:style-name="Text_20_body">- Choose what qualities you want to portray</text:p>
      <text:p text:style-name="Text_20_body"><text:s text:c="2"/>- For example, Jungian, Big 5, something from the DSM, etc.</text:p>
      <text:p text:style-name="Text_20_body">- Find a questionnaire</text:p>
      <text:p text:style-name="Text_20_body"><text:s text:c="2"/>- Find an existing questionnaire that is OK to use, or write your own, or both</text:p>
      <text:p text:style-name="Text_20_body">- Decide how to represent the qualities</text:p>
      <text:p text:style-name="Text_20_body"><text:s text:c="2"/>- For example, what shapes and colors to use for these traits, what types vectors for those traits, etc.</text:p>
      <text:p text:style-name="Text_20_body">- Consider writing a program to do the work</text:p>
      <text:p text:style-name="Text_20_body"><text:s text:c="2"/>- Writing a program to convert the results to an image is **not** necessary, but it makes it easy to create consistent images</text:p>
      <text:p text:style-name="Text_20_body">- Obtain personality profiles and draw them!</text:p>
      <text:p text:style-name="Text_20_body"><text:s text:c="2"/>- Get people to answer the questionnaire</text:p>
      <text:p text:style-name="Text_20_body"/>
      <text:p text:style-name="Text_20_body">- TODOs:</text:p>
      <text:p text:style-name="Text_20_body"><text:s text:c="2"/>1. Adapt this into an infographic and post to pinterst</text:p>
      <text:p text:style-name="Text_20_body">2. Adapt this How-to into an article and post to medium.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799in" fo:margin-bottom="0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ext_20_Body-sans" style:display-name="Text Body-sans" style:family="paragraph" style:parent-style-name="Text_20_body_20_indent" style:auto-update="true" style:master-page-name="">
      <loext:graphic-properties draw:fill="none"/>
      <style:paragraph-properties fo:margin-top="0.1799in" fo:margin-bottom="0in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40:13.638865055</meta:creation-date>
    <dc:date>2019-03-13T14:30:09.553729701</dc:date>
    <meta:editing-duration>PT7H14M17S</meta:editing-duration>
    <meta:editing-cycles>21</meta:editing-cycles>
    <meta:generator>LibreOffice/6.0.7.3$Linux_X86_64 LibreOffice_project/00m0$Build-3</meta:generator>
    <meta:document-statistic meta:table-count="0" meta:image-count="0" meta:object-count="0" meta:page-count="15" meta:paragraph-count="207" meta:word-count="2565" meta:character-count="14952" meta:non-whitespace-character-count="12377"/>
  </office:meta>
</office:document-meta>
</file>